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png"/>
  <manifest:file-entry manifest:full-path="media/image6.jpg" manifest:media-type="image/png"/>
  <manifest:file-entry manifest:full-path="media/image7.jpg" manifest:media-type="image/jpeg"/>
  <manifest:file-entry manifest:full-path="media/image8.jpg" manifest:media-type="image/jpeg"/>
  <manifest:file-entry manifest:full-path="settings.xml" manifest:media-type="text/xml"/>
  <manifest:file-entry manifest:full-path="styles.xml" manifest:media-type="text/xml"/>
  <manifest:file-entry manifest:full-path="media/image9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draw:fill="none" draw:stroke="none"/>
    </style:style>
    <style:style style:family="drawing-page" style:name="a459">
      <style:drawing-page-properties draw:fill="gradient" draw:fill-gradient-name="a4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6">
      <style:drawing-page-properties draw:fill="gradient" draw:fill-gradient-name="a4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draw:fill="none" draw:stroke="non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draw:fill="none" draw:stroke="none"/>
    </style:style>
    <style:style style:family="drawing-page" style:name="a514">
      <style:drawing-page-properties draw:fill="gradient" draw:fill-gradient-name="a51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4">
      <style:drawing-page-properties draw:fill="gradient" draw:fill-gradient-name="a4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draw:fill="none" draw:stroke="non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8">
      <style:graphic-properties draw:fill="none" draw:stroke="none"/>
    </style:style>
    <style:style style:family="presentation" style:name="a500">
      <style:graphic-properties draw:fill="none" draw:stroke="none"/>
    </style:style>
    <style:style style:family="presentation" style:name="a47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gradient" draw:fill-gradient-name="a5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gradient" draw:fill-gradient-name="a4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draw:fill="none" draw:stroke="non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drawing-page" style:name="a508">
      <style:drawing-page-properties draw:fill="gradient" draw:fill-gradient-name="a5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gradient" draw:fill-gradient-name="a4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gradient" draw:fill-gradient-name="a4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459" draw:master-page-name="Master1-Layout1-title-Diapositiva-de-título" presentation:presentation-page-layout-name="Master1-PPL1" draw:id="Slide-256">
        <draw:frame draw:id="id112" presentation:style-name="a462" draw:name="Título 1" svg:x="2.64412in" svg:y="0.8774in" svg:width="9.44562in" svg:height="2.77934in" presentation:class="title" presentation:placeholder="false">
          <draw:text-box>
            <text:p text:style-name="a461" text:class-names="" text:cond-style-name=""><text:span text:style-name="a460" text:class-names="">Entornos de desarrollo</text:span></text:p>
          </draw:text-box>
          <svg:title/>
          <svg:desc/>
        </draw:frame>
        <draw:frame draw:id="id113" presentation:style-name="a470" draw:name="Subtítulo 2" svg:x="2.64412in" svg:y="3.86177in" svg:width="10.11099in" svg:height="2.00558in" presentation:class="subtitle" presentation:placeholder="false">
          <draw:text-box>
            <text:p text:style-name="a464" text:class-names="" text:cond-style-name=""><text:span text:style-name="a463" text:class-names="">Práctica de fases de pruebas de interfaces o software</text:span></text:p>
            <text:p text:style-name="a469" text:class-names="" text:cond-style-name=""><text:span text:style-name="a465" text:class-names="">Generación de un plan de pruebas: Redacta un documento con, al menos, de 20 a 25 CASOS<text:s text:c="1"/></text:span><text:span text:style-name="a466" text:class-names="">DE<text:s text:c="1"/></text:span><text:span text:style-name="a467" text:class-names="">PRUEBAS DE LOS DISTINTOS CASOS DE INTERFACES QUE TE PROPONGO. <text:s text:c="1"/></text:span><text:span text:style-name="a468" text:class-names=""/></text:p>
          </draw:text-box>
          <svg:title/>
          <svg:desc/>
        </draw:frame>
      </draw:page>
      <draw:page draw:name="Slide2" draw:style-name="a472" draw:master-page-name="Master1-Layout2-obj-Título-y-objetos" presentation:presentation-page-layout-name="Master1-PPL2" draw:id="Slide-257">
        <draw:frame draw:id="id114" presentation:style-name="a475" draw:name="Título 1" svg:x="1.58747in" svg:y="0.10002in" svg:width="10.50227in" svg:height="0.40457in" presentation:class="title" presentation:placeholder="false">
          <draw:text-box>
            <text:p text:style-name="a474" text:class-names="" text:cond-style-name=""><text:span text:style-name="a473" text:class-names="">caso1</text:span></text:p>
          </draw:text-box>
          <svg:title/>
          <svg:desc/>
        </draw:frame>
        <draw:frame draw:id="id115" presentation:style-name="a476" draw:name="Marcador de contenido 4" svg:x="1.58747in" svg:y="0.78662in" svg:width="11.47376in" svg:height="5.28265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3" draw:style-name="a478" draw:master-page-name="Master1-Layout2-obj-Título-y-objetos" presentation:presentation-page-layout-name="Master1-PPL2" draw:id="Slide-258">
        <draw:frame draw:id="id116" presentation:style-name="a481" draw:name="Título 1" svg:x="1.30306in" svg:y="0.12754in" svg:width="10.50227in" svg:height="0.57888in" presentation:class="title" presentation:placeholder="false">
          <draw:text-box>
            <text:p text:style-name="a480" text:class-names="" text:cond-style-name=""><text:span text:style-name="a479" text:class-names="">Caso 2</text:span></text:p>
          </draw:text-box>
          <svg:title/>
          <svg:desc/>
        </draw:frame>
        <draw:frame draw:id="id117" presentation:style-name="a482" draw:name="Marcador de contenido 4" svg:x="1.5in" svg:y="0.80612in" svg:width="10.88775in" svg:height="5.7551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4" draw:style-name="a484" draw:master-page-name="Master1-Layout2-obj-Título-y-objetos" presentation:presentation-page-layout-name="Master1-PPL2" draw:id="Slide-259">
        <draw:frame draw:id="id118" presentation:style-name="a487" draw:name="Título 1" svg:x="0.31196in" svg:y="0.08391in" svg:width="2.13702in" svg:height="0.55894in" presentation:class="title" presentation:placeholder="false">
          <draw:text-box>
            <text:p text:style-name="a486" text:class-names="" text:cond-style-name=""><text:span text:style-name="a485" text:class-names="">Caso 3</text:span></text:p>
          </draw:text-box>
          <svg:title/>
          <svg:desc/>
        </draw:frame>
        <draw:frame draw:id="id119" presentation:style-name="a488" draw:name="Marcador de contenido 4" svg:x="1.02041in" svg:y="0.64286in" svg:width="11.28571in" svg:height="5.16617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</draw:page>
      <draw:page draw:name="Slide5" draw:style-name="a490" draw:master-page-name="Master1-Layout2-obj-Título-y-objetos" presentation:presentation-page-layout-name="Master1-PPL2" draw:id="Slide-260">
        <draw:frame draw:id="id120" presentation:style-name="a493" draw:name="Título 1" svg:x="0.1104in" svg:y="0.08167in" svg:width="1.60519in" svg:height="0.48714in" presentation:class="title" presentation:placeholder="false">
          <draw:text-box>
            <text:p text:style-name="a492" text:class-names="" text:cond-style-name=""><text:span text:style-name="a491" text:class-names="">CASO 4</text:span></text:p>
          </draw:text-box>
          <svg:title/>
          <svg:desc/>
        </draw:frame>
        <draw:frame draw:id="id121" presentation:style-name="a494" draw:name="Marcador de contenido 4" svg:x="0.65138in" svg:y="0.66055in" svg:width="12.27523in" svg:height="5.31688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</draw:page>
      <draw:page draw:name="Slide6" draw:style-name="a496" draw:master-page-name="Master1-Layout2-obj-Título-y-objetos" presentation:presentation-page-layout-name="Master1-PPL2" draw:id="Slide-261">
        <draw:frame draw:id="id122" presentation:style-name="a499" draw:name="Título 1" svg:x="0.32141in" svg:y="0.09174in" svg:width="2.15565in" svg:height="0.56053in" presentation:class="title" presentation:placeholder="false">
          <draw:text-box>
            <text:p text:style-name="a498" text:class-names="" text:cond-style-name=""><text:span text:style-name="a497" text:class-names="">CASO 5</text:span></text:p>
          </draw:text-box>
          <svg:title/>
          <svg:desc/>
        </draw:frame>
        <draw:frame draw:id="id123" presentation:style-name="a500" draw:name="Marcador de contenido 4" svg:x="0.77064in" svg:y="0.65228in" svg:width="11.59633in" svg:height="5.34772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</draw:page>
      <draw:page draw:name="Slide7" draw:style-name="a502" draw:master-page-name="Master1-Layout2-obj-Título-y-objetos" presentation:presentation-page-layout-name="Master1-PPL2" draw:id="Slide-262">
        <draw:frame draw:id="id124" presentation:style-name="a505" draw:name="Título 1" svg:x="0.1104in" svg:y="0.09084in" svg:width="1.65107in" svg:height="0.72567in" presentation:class="title" presentation:placeholder="false">
          <draw:text-box>
            <text:p text:style-name="a504" text:class-names="" text:cond-style-name=""><text:span text:style-name="a503" text:class-names="">CASO 6<text:line-break/></text:span></text:p>
          </draw:text-box>
          <svg:title/>
          <svg:desc/>
        </draw:frame>
        <draw:frame draw:id="id125" presentation:style-name="a506" draw:name="Marcador de contenido 4" svg:x="0.6422in" svg:y="0.81597in" svg:width="12.3945in" svg:height="5.16146in" style:rel-width="scale" style:rel-height="scale" presentation:class="graphic" presentation:placeholder="false">
          <draw:image xlink:href="media/image6.jpg" xlink:type="simple" xlink:show="embed" xlink:actuate="onLoad"/>
          <svg:title/>
          <svg:desc/>
        </draw:frame>
      </draw:page>
      <draw:page draw:name="Slide8" draw:style-name="a508" draw:master-page-name="Master1-Layout2-obj-Título-y-objetos" presentation:presentation-page-layout-name="Master1-PPL2" draw:id="Slide-263">
        <draw:frame draw:id="id126" presentation:style-name="a511" draw:name="Título 1" svg:x="0.17462in" svg:y="0.11837in" svg:width="1.79786in" svg:height="0.65228in" presentation:class="title" presentation:placeholder="false">
          <draw:text-box>
            <text:p text:style-name="a510" text:class-names="" text:cond-style-name=""><text:span text:style-name="a509" text:class-names="">CASO 7</text:span></text:p>
          </draw:text-box>
          <svg:title/>
          <svg:desc/>
        </draw:frame>
        <draw:frame draw:id="id127" presentation:style-name="a512" draw:name="Marcador de contenido 4" svg:x="0.45872in" svg:y="0.77083in" svg:width="12.17431in" svg:height="5.42183in" style:rel-width="scale" style:rel-height="scale" presentation:class="graphic" presentation:placeholder="false">
          <draw:image xlink:href="media/image7.jpg" xlink:type="simple" xlink:show="embed" xlink:actuate="onLoad"/>
          <svg:title/>
          <svg:desc/>
        </draw:frame>
      </draw:page>
      <draw:page draw:name="Slide9" draw:style-name="a514" draw:master-page-name="Master1-Layout2-obj-Título-y-objetos" presentation:presentation-page-layout-name="Master1-PPL2" draw:id="Slide-264">
        <draw:frame draw:id="id128" presentation:style-name="a517" draw:name="Título 1" svg:x="0.36728in" svg:y="0.18259in" svg:width="1.83455in" svg:height="0.72567in" presentation:class="title" presentation:placeholder="false">
          <draw:text-box>
            <text:p text:style-name="a516" text:class-names="" text:cond-style-name=""><text:span text:style-name="a515" text:class-names="">CASO 8</text:span></text:p>
          </draw:text-box>
          <svg:title/>
          <svg:desc/>
        </draw:frame>
        <draw:frame draw:id="id129" presentation:style-name="a518" draw:name="Marcador de contenido 4" svg:x="1.11009in" svg:y="0.77481in" svg:width="11.23853in" svg:height="5.35363in" style:rel-width="scale" style:rel-height="scale" presentation:class="graphic" presentation:placeholder="false">
          <draw:image xlink:href="media/image8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ítulo y objetos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Encabezado de sección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os objetos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ació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Solo el título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En blanco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ido con título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Imagen con título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ítulo y texto vertical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Título vertical y texto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8" draw:style="radial" draw:cx="57%" draw:cy="0%" draw:start-color="#cac6c1" draw:end-color="#eceae7" draw:start-intensity="100%" draw:end-intensity="100%"/>
    <draw:gradient draw:name="a418" draw:style="radial" draw:cx="57%" draw:cy="0%" draw:start-color="#cac6c1" draw:end-color="#eceae7" draw:start-intensity="100%" draw:end-intensity="100%"/>
    <draw:gradient draw:name="a193" draw:style="linear" draw:angle="0" draw:start-color="#dfdbd5" draw:end-color="#dfdbd5" draw:start-intensity="0%" draw:end-intensity="100%"/>
    <draw:gradient draw:name="a458" draw:style="radial" draw:cx="57%" draw:cy="0%" draw:start-color="#cac6c1" draw:end-color="#eceae7" draw:start-intensity="100%" draw:end-intensity="100%"/>
    <draw:gradient draw:name="a495" draw:style="radial" draw:cx="57%" draw:cy="0%" draw:start-color="#cac6c1" draw:end-color="#eceae7" draw:start-intensity="100%" draw:end-intensity="100%"/>
    <draw:gradient draw:name="a372" draw:style="linear" draw:angle="0" draw:start-color="#000001" draw:end-color="#191919" draw:start-intensity="100%" draw:end-intensity="100%"/>
    <draw:gradient draw:name="a105" draw:style="radial" draw:cx="57%" draw:cy="0%" draw:start-color="#cac6c1" draw:end-color="#eceae7" draw:start-intensity="100%" draw:end-intensity="100%"/>
    <draw:gradient draw:name="a513" draw:style="radial" draw:cx="57%" draw:cy="0%" draw:start-color="#cac6c1" draw:end-color="#eceae7" draw:start-intensity="100%" draw:end-intensity="100%"/>
    <draw:gradient draw:name="a339" draw:style="radial" draw:cx="57%" draw:cy="0%" draw:start-color="#cac6c1" draw:end-color="#eceae7" draw:start-intensity="100%" draw:end-intensity="100%"/>
    <draw:gradient draw:name="a65" draw:style="radial" draw:cx="57%" draw:cy="0%" draw:start-color="#cac6c1" draw:end-color="#eceae7" draw:start-intensity="100%" draw:end-intensity="100%"/>
    <draw:gradient draw:name="a376" draw:style="linear" draw:angle="1800" draw:start-color="#dadada" draw:end-color="#fffffe" draw:start-intensity="100%" draw:end-intensity="100%"/>
    <draw:gradient draw:name="a483" draw:style="radial" draw:cx="57%" draw:cy="0%" draw:start-color="#cac6c1" draw:end-color="#eceae7" draw:start-intensity="100%" draw:end-intensity="100%"/>
    <draw:gradient draw:name="a109" draw:style="linear" draw:angle="0" draw:start-color="#dfdbd5" draw:end-color="#dfdbd5" draw:start-intensity="0%" draw:end-intensity="100%"/>
    <draw:gradient draw:name="a378" draw:style="radial" draw:cx="57%" draw:cy="0%" draw:start-color="#cac6c1" draw:end-color="#eceae7" draw:start-intensity="100%" draw:end-intensity="100%"/>
    <draw:gradient draw:name="a254" draw:style="radial" draw:cx="57%" draw:cy="0%" draw:start-color="#cac6c1" draw:end-color="#eceae7" draw:start-intensity="100%" draw:end-intensity="100%"/>
    <draw:gradient draw:name="a69" draw:style="linear" draw:angle="0" draw:start-color="#dfdbd5" draw:end-color="#dfdbd5" draw:start-intensity="0%" draw:end-intensity="100%"/>
    <draw:gradient draw:name="a489" draw:style="radial" draw:cx="57%" draw:cy="0%" draw:start-color="#cac6c1" draw:end-color="#eceae7" draw:start-intensity="100%" draw:end-intensity="100%"/>
    <draw:gradient draw:name="a501" draw:style="radial" draw:cx="57%" draw:cy="0%" draw:start-color="#cac6c1" draw:end-color="#eceae7" draw:start-intensity="100%" draw:end-intensity="100%"/>
    <draw:gradient draw:name="a295" draw:style="radial" draw:cx="57%" draw:cy="0%" draw:start-color="#cac6c1" draw:end-color="#eceae7" draw:start-intensity="100%" draw:end-intensity="100%"/>
    <draw:gradient draw:name="a258" draw:style="linear" draw:angle="0" draw:start-color="#dfdbd5" draw:end-color="#dfdbd5" draw:start-intensity="0%" draw:end-intensity="100%"/>
    <draw:gradient draw:name="a132" draw:style="radial" draw:cx="57%" draw:cy="0%" draw:start-color="#cac6c1" draw:end-color="#eceae7" draw:start-intensity="100%" draw:end-intensity="100%"/>
    <draw:gradient draw:name="a189" draw:style="radial" draw:cx="57%" draw:cy="0%" draw:start-color="#cac6c1" draw:end-color="#eceae7" draw:start-intensity="100%" draw:end-intensity="100%"/>
    <draw:gradient draw:name="a471" draw:style="radial" draw:cx="57%" draw:cy="0%" draw:start-color="#cac6c1" draw:end-color="#eceae7" draw:start-intensity="100%" draw:end-intensity="100%"/>
    <draw:gradient draw:name="a136" draw:style="linear" draw:angle="0" draw:start-color="#dfdbd5" draw:end-color="#dfdbd5" draw:start-intensity="0%" draw:end-intensity="100%"/>
    <draw:gradient draw:name="a299" draw:style="linear" draw:angle="0" draw:start-color="#dfdbd5" draw:end-color="#dfdbd5" draw:start-intensity="0%" draw:end-intensity="100%"/>
    <draw:gradient draw:name="a0" draw:style="radial" draw:cx="57%" draw:cy="0%" draw:start-color="#cac6c1" draw:end-color="#eceae7" draw:start-intensity="100%" draw:end-intensity="100%"/>
    <draw:gradient draw:name="a507" draw:style="radial" draw:cx="57%" draw:cy="0%" draw:start-color="#cac6c1" draw:end-color="#eceae7" draw:start-intensity="100%" draw:end-intensity="100%"/>
    <draw:gradient draw:name="a281" draw:style="linear" draw:angle="0" draw:start-color="#dfdbd5" draw:end-color="#dfdbd5" draw:start-intensity="0%" draw:end-intensity="100%"/>
    <draw:gradient draw:name="a477" draw:style="radial" draw:cx="57%" draw:cy="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422" draw:style="linear" draw:angle="0" draw:start-color="#dfdbd5" draw:end-color="#dfdbd5" draw:start-intensity="0%" draw:end-intensity="100%"/>
    <draw:gradient draw:name="a42" draw:style="linear" draw:angle="0" draw:start-color="#dfdbd5" draw:end-color="#dfdbd5" draw:start-intensity="0%" draw:end-intensity="100%"/>
    <draw:gradient draw:name="a343" draw:style="linear" draw:angle="0" draw:start-color="#dfdbd5" draw:end-color="#dfdbd5" draw:start-intensity="0%" draw:end-intensity="100%"/>
    <draw:gradient draw:name="a382" draw:style="linear" draw:angle="0" draw:start-color="#dfdbd5" draw:end-color="#dfdbd5" draw:start-intensity="0%" draw:end-intensity="100%"/>
    <draw:gradient draw:name="a277" draw:style="radial" draw:cx="57%" draw:cy="0%" draw:start-color="#cac6c1" draw:end-color="#ecea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419">
      <style:drawing-page-properties draw:fill="gradient" draw:fill-gradient-name="a4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gradient" draw:fill-gradient-name="a422" draw:stroke="none" draw:auto-grow-width="false" draw:auto-grow-height="false"/>
      <style:paragraph-properties style:font-independent-line-spacing="true" style:writing-mode="lr-tb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draw:fill="none" draw:stroke="solid" svg:stroke-width="0.01389in" svg:stroke-color="#000001" svg:stroke-opacity="20%" svg:stroke-linecap="butt"/>
    </style:style>
    <style:style style:family="paragraph" style:name="a8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draw:fill="none" draw:stroke="solid" svg:stroke-width="0.03472in" svg:stroke-color="#b71e42" svg:stroke-opacity="100%" svg:stroke-linecap="butt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">
      <style:drawing-page-properties draw:fill="gradient" draw:fill-gradient-name="a1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gradient" draw:fill-gradient-name="a109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fo:clip="rect(0.02499in, 0in, -0.02499in, 0in)" draw:stroke="non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">
      <style:graphic-properties draw:fill="none" draw:stroke="solid" svg:stroke-width="0.01389in" svg:stroke-color="#000001" svg:stroke-opacity="20%" svg:stroke-linecap="butt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draw:fill="none" draw:stroke="solid" svg:stroke-width="0.03472in" svg:stroke-color="#b71e42" svg:stroke-opacity="100%" svg:stroke-linecap="butt"/>
    </style:style>
    <style:style style:family="paragraph" style:name="a44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gradient" draw:fill-gradient-name="a3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gradient" draw:fill-gradient-name="a343" draw:stroke="none" draw:auto-grow-width="false" draw:auto-grow-height="false"/>
      <style:paragraph-properties style:font-independent-line-spacing="true" style:writing-mode="lr-tb"/>
    </style:style>
    <style:style style:family="graphic" style:name="a345" style:parent-style-name="Graphics">
      <style:graphic-properties draw:fill="none" fo:clip="rect(0.02499in, 0in, -0.02499in, 0in)" draw:stroke="none"/>
    </style:style>
    <style:style style:family="graphic" style:name="a346">
      <style:graphic-properties draw:fill="none" draw:stroke="solid" svg:stroke-width="0.01389in" svg:stroke-color="#000001" svg:stroke-opacity="20%" svg:stroke-linecap="butt"/>
    </style:style>
    <style:style style:family="text" style:name="a3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>
      <style:graphic-properties draw:fill="none" draw:stroke="solid" svg:stroke-width="0.03472in" svg:stroke-color="#b71e42" svg:stroke-opacity="100%" svg:stroke-linecap="butt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>
      <style:graphic-properties draw:fill="none" draw:stroke="solid" svg:stroke-width="0.03472in" svg:stroke-color="#b71e42" svg:stroke-opacity="100%" svg:stroke-linecap="butt"/>
    </style:style>
    <style:style style:family="drawing-page" style:name="a133">
      <style:drawing-page-properties draw:fill="gradient" draw:fill-gradient-name="a1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gradient" draw:fill-gradient-name="a136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 style:parent-style-name="Graphics">
      <style:graphic-properties draw:fill="none" fo:clip="rect(0.02499in, 0in, -0.02499in, 0in)" draw:stroke="none"/>
    </style:style>
    <style:style style:family="graphic" style:name="a139">
      <style:graphic-properties draw:fill="none" draw:stroke="solid" svg:stroke-width="0.01389in" svg:stroke-color="#000001" svg:stroke-opacity="20%" svg:stroke-linecap="butt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3472in" svg:stroke-color="#b71e42" svg:stroke-opacity="100%" svg:stroke-linecap="butt"/>
    </style:style>
    <style:style style:family="drawing-page" style:name="a255">
      <style:drawing-page-properties draw:fill="gradient" draw:fill-gradient-name="a2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gradient" draw:fill-gradient-name="a258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>
      <style:graphic-properties draw:fill="none" draw:stroke="solid" svg:stroke-width="0.03472in" svg:stroke-color="#b71e42" svg:stroke-opacity="100%" svg:stroke-linecap="butt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 style:parent-style-name="Graphics">
      <style:graphic-properties draw:fill="none" fo:clip="rect(0.02499in, 0in, -0.02499in, 0in)" draw:stroke="none"/>
    </style:style>
    <style:style style:family="paragraph" style:name="a1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draw:fill="none" draw:stroke="solid" svg:stroke-width="0.01389in" svg:stroke-color="#000001" svg:stroke-opacity="20%" svg:stroke-linecap="butt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gradient" draw:fill-gradient-name="a372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gradient" draw:fill-gradient-name="a376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gradient" draw:fill-gradient-name="a3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>
      <style:graphic-properties draw:fill="none" draw:stroke="solid" svg:stroke-width="0.03472in" svg:stroke-color="#b71e42" svg:stroke-opacity="100%" svg:stroke-linecap="butt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">
      <style:drawing-page-properties draw:fill="gradient" draw:fill-gradient-name="a2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gradient" draw:fill-gradient-name="a382" draw:stroke="none" draw:auto-grow-width="false" draw:auto-grow-height="false"/>
      <style:paragraph-properties style:font-independent-line-spacing="true" style:writing-mode="lr-tb"/>
    </style:style>
    <style:style style:family="graphic" style:name="a384" style:parent-style-name="Graphics">
      <style:graphic-properties draw:fill="none" fo:clip="rect(0.02499in, 0in, -0.02499in, 0in)" draw:stroke="none"/>
    </style:style>
    <style:style style:family="graphic" style:name="a385">
      <style:graphic-properties draw:fill="none" draw:stroke="solid" svg:stroke-width="0.01389in" svg:stroke-color="#000001" svg:stroke-opacity="20%" svg:stroke-linecap="butt"/>
    </style:style>
    <style:style style:family="text" style:name="a3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top" draw:textarea-horizontal-align="left" draw:fill="gradient" draw:fill-gradient-name="a281" draw:stroke="none" draw:auto-grow-width="false" draw:auto-grow-height="false"/>
      <style:paragraph-properties style:font-independent-line-spacing="true" style:writing-mode="lr-tb"/>
    </style:style>
    <style:style style:family="graphic" style:name="a283" style:parent-style-name="Graphics">
      <style:graphic-properties draw:fill="none" fo:clip="rect(0.02499in, 0in, -0.02499in, 0in)" draw:stroke="none"/>
    </style:style>
    <style:style style:family="graphic" style:name="a284">
      <style:graphic-properties draw:fill="none" draw:stroke="solid" svg:stroke-width="0.01389in" svg:stroke-color="#000001" svg:stroke-opacity="20%" svg:stroke-linecap="butt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">
      <style:graphic-properties draw:fill="none" draw:stroke="solid" svg:stroke-width="0.03472in" svg:stroke-color="#b71e42" svg:stroke-opacity="100%" svg:stroke-linecap="butt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gradient" draw:fill-gradient-name="a2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gradient" draw:fill-gradient-name="a1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gradient" draw:fill-gradient-name="a193" draw:stroke="none" draw:auto-grow-width="false" draw:auto-grow-height="false"/>
      <style:paragraph-properties style:font-independent-line-spacing="true" style:writing-mode="lr-tb"/>
    </style:style>
    <style:style style:family="graphic" style:name="a195" style:parent-style-name="Graphics">
      <style:graphic-properties draw:fill="none" fo:clip="rect(0.02499in, 0in, -0.02499in, 0in)" draw:stroke="none"/>
    </style:style>
    <style:style style:family="graphic" style:name="a196">
      <style:graphic-properties draw:fill="none" draw:stroke="solid" svg:stroke-width="0.01389in" svg:stroke-color="#000001" svg:stroke-opacity="20%" svg:stroke-linecap="butt"/>
    </style:style>
    <style:style style:family="text" style:name="a1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draw:fill="none" draw:stroke="solid" svg:stroke-width="0.01389in" svg:stroke-color="#000001" svg:stroke-opacity="20%" svg:stroke-linecap="butt"/>
    </style:style>
    <style:style style:family="drawing-page" style:name="a39">
      <style:drawing-page-properties draw:fill="gradient" draw:fill-gradient-name="a3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gradient" draw:fill-gradient-name="a42" draw:stroke="none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draw:fill="none" fo:clip="rect(0.02499in, 0in, -0.02499in, 0in)" draw:stroke="none"/>
    </style:style>
    <style:style style:family="graphic" style:name="a45">
      <style:graphic-properties draw:fill="none" draw:stroke="solid" svg:stroke-width="0.01389in" svg:stroke-color="#000001" svg:stroke-opacity="20%" svg:stroke-linecap="butt"/>
    </style:style>
    <style:style style:family="text" style:name="a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none" draw:stroke="solid" svg:stroke-width="0.03472in" svg:stroke-color="#b71e42" svg:stroke-opacity="100%" svg:stroke-linecap="butt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gradient" draw:fill-gradient-name="a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in" fo:padding-bottom="0in" fo:padding-left="0in" fo:padding-right="0in" draw:textarea-vertical-align="top" draw:textarea-horizontal-align="left" draw:fill="gradient" draw:fill-gradient-name="a299" draw:stroke="none" draw:auto-grow-width="false" draw:auto-grow-height="false"/>
      <style:paragraph-properties style:font-independent-line-spacing="true" style:writing-mode="lr-tb"/>
    </style:style>
    <style:style style:family="graphic" style:name="a301" style:parent-style-name="Graphics">
      <style:graphic-properties draw:fill="none" fo:clip="rect(0.02499in, 0in, -0.02499in, 0in)" draw:stroke="none"/>
    </style:style>
    <style:style style:family="graphic" style:name="a302">
      <style:graphic-properties draw:fill="none" draw:stroke="solid" svg:stroke-width="0.01389in" svg:stroke-color="#000001" svg:stroke-opacity="20%" svg:stroke-linecap="butt"/>
    </style:style>
    <style:style style:family="text" style:name="a3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gradient" draw:fill-gradient-name="a69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 style:parent-style-name="Graphics">
      <style:graphic-properties draw:fill="none" fo:clip="rect(0.02499in, 0in, -0.02499in, 0in)" draw:stroke="non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none" draw:stroke="solid" svg:stroke-width="0.01389in" svg:stroke-color="#000001" svg:stroke-opacity="20%" svg:stroke-linecap="butt"/>
    </style:style>
    <style:style style:family="graphic" style:name="a417">
      <style:graphic-properties draw:fill="none" draw:stroke="solid" svg:stroke-width="0.03472in" svg:stroke-color="#b71e42" svg:stroke-opacity="100%" svg:stroke-linecap="butt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1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ía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Haga clic para modificar el estilo de título del patrón</text:span><text:span text:style-name="a8" text:class-names=""/></text:p>
        </draw:text-box>
        <svg:title/>
        <svg:desc/>
      </draw:frame>
      <draw:frame draw:id="id3" presentation:style-name="a26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0" draw:name="Date Placeholder 3" svg:x="8.26131in" svg:y="0.3613in" svg:width="3.82843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4/9/2023</text:date></text:span></text:p>
        </draw:text-box>
        <svg:title/>
        <svg:desc/>
      </draw:frame>
      <draw:frame draw:id="id5" presentation:style-name="a33" draw:name="Footer Placeholder 4" svg:x="1.58747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6" presentation:style-name="a36" draw:name="Slide Number Placeholder 5" svg:x="0.525in" svg:y="0.8737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7" draw:name="Straight Connector 9">
        <svg:title/>
        <svg:desc/>
      </draw:connector>
    </style:master-page>
    <style:master-page style:name="Master1-Layout1-title-Diapositiva-de-título" style:page-layout-name="pageLayout1" draw:style-name="a39">
      <draw:custom-shape svg:x="0in" svg:y="2.20853in" svg:width="13.33333in" svg:height="4.49031in" draw:id="id8" draw:layer="Master1-bg" draw:style-name="a43" draw:name="Rectangle 7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4" draw:name="Picture 6" svg:x="0in" svg:y="6.7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5" draw:name="Straight Connector 9">
        <svg:title/>
        <svg:desc/>
      </draw:connector>
      <draw:frame draw:id="id11" presentation:style-name="a49" draw:name="Title 1" svg:x="2.64412in" svg:y="0.8774in" svg:width="9.44562in" svg:height="2.77934in" presentation:class="title" presentation:placeholder="false">
        <draw:text-box>
          <text:p text:style-name="a48" text:class-names="" text:cond-style-name=""><text:span text:style-name="a46" text:class-names="">Haga clic para modificar el estilo de título del patrón</text:span><text:span text:style-name="a47" text:class-names=""/></text:p>
        </draw:text-box>
        <svg:title/>
        <svg:desc/>
      </draw:frame>
      <draw:frame draw:id="id12" presentation:style-name="a53" draw:name="Subtitle 2" svg:x="2.64412in" svg:y="3.86177in" svg:width="9.44562in" svg:height="1.06914in" presentation:class="subtitle" presentation:placeholder="false">
        <draw:text-box>
          <text:p text:style-name="a52" text:class-names="" text:cond-style-name=""><text:span text:style-name="a50" text:class-names="">Haga clic para modificar el estilo de subtítulo del patrón</text:span><text:span text:style-name="a51" text:class-names=""/></text:p>
        </draw:text-box>
        <svg:title/>
        <svg:desc/>
      </draw:frame>
      <draw:frame draw:id="id13" presentation:style-name="a57" draw:name="Date Placeholder 3" svg:x="8.26131in" svg:y="0.3613in" svg:width="3.82843in" svg:height="0.33815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4/9/2023</text:date></text:span></text:p>
        </draw:text-box>
        <svg:title/>
        <svg:desc/>
      </draw:frame>
      <draw:frame draw:id="id14" presentation:style-name="a60" draw:name="Footer Placeholder 4" svg:x="2.64272in" svg:y="0.36013in" svg:width="5.43954in" svg:height="0.33815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1.57225in" svg:y="0.87377in" svg:width="0.88694in" svg:height="0.55072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4" draw:name="Straight Connector 14">
        <svg:title/>
        <svg:desc/>
      </draw:connector>
    </style:master-page>
    <style:master-page style:name="Master1-Layout2-obj-Título-y-objetos" style:page-layout-name="pageLayout1" draw:style-name="a66">
      <draw:custom-shape svg:x="0in" svg:y="2.20853in" svg:width="13.33333in" svg:height="4.49031in" draw:id="id17" draw:layer="Master1-bg" draw:style-name="a70" draw:name="Rectangle 7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1" draw:name="Picture 6" svg:x="0in" svg:y="6.7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2" draw:name="Straight Connector 9">
        <svg:title/>
        <svg:desc/>
      </draw:connector>
      <draw:frame draw:id="id20" presentation:style-name="a76" draw:name="Title 1" svg:x="1.58747in" svg:y="0.87983in" svg:width="10.50227in" svg:height="1.14746in" presentation:class="title" presentation:placeholder="false">
        <draw:text-box>
          <text:p text:style-name="a75" text:class-names="" text:cond-style-name=""><text:span text:style-name="a73" text:class-names="">Haga clic para modificar el estilo de título del patrón</text:span><text:span text:style-name="a74" text:class-names=""/></text:p>
        </draw:text-box>
        <svg:title/>
        <svg:desc/>
      </draw:frame>
      <draw:frame draw:id="id21" presentation:style-name="a93" draw:name="Content Placeholder 2" svg:x="1.58747in" svg:y="2.20443in" svg:width="10.50227in" svg:height="3.77364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Editar los estilos de texto del patrón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Segundo nivel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Quinto nivel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7" draw:name="Date Placeholder 3" svg:x="8.26131in" svg:y="0.3613in" svg:width="3.82843in" svg:height="0.33815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4/9/2023</text:date></text:span></text:p>
        </draw:text-box>
        <svg:title/>
        <svg:desc/>
      </draw:frame>
      <draw:frame draw:id="id23" presentation:style-name="a100" draw:name="Footer Placeholder 4" svg:x="1.58747in" svg:y="0.36013in" svg:width="6.49479in" svg:height="0.33815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4" presentation:style-name="a103" draw:name="Slide Number Placeholder 5" svg:x="0.525in" svg:y="0.87377in" svg:width="0.88694in" svg:height="0.55072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4" draw:name="Straight Connector 32">
        <svg:title/>
        <svg:desc/>
      </draw:connector>
    </style:master-page>
    <style:master-page style:name="Master1-Layout3-secHead-Encabezado-de-sección" style:page-layout-name="pageLayout1" draw:style-name="a106">
      <draw:custom-shape svg:x="0in" svg:y="2.20853in" svg:width="13.33333in" svg:height="4.49031in" draw:id="id26" draw:layer="Master1-bg" draw:style-name="a110" draw:name="Rectangle 7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1" draw:name="Picture 6" svg:x="0in" svg:y="6.7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2" draw:name="Straight Connector 9">
        <svg:title/>
        <svg:desc/>
      </draw:connector>
      <draw:frame draw:id="id29" presentation:style-name="a116" draw:name="Title 1" svg:x="1.59038in" svg:y="1.92053in" svg:width="9.45227in" svg:height="2.06469in" presentation:class="title" presentation:placeholder="false">
        <draw:text-box>
          <text:p text:style-name="a115" text:class-names="" text:cond-style-name=""><text:span text:style-name="a113" text:class-names="">Haga clic para modificar el estilo de título del patrón</text:span><text:span text:style-name="a114" text:class-names=""/></text:p>
        </draw:text-box>
        <svg:title/>
        <svg:desc/>
      </draw:frame>
      <draw:frame draw:id="id30" presentation:style-name="a120" draw:name="Text Placeholder 2" svg:x="1.59038in" svg:y="4.16251in" svg:width="9.43837in" svg:height="1.10775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>Editar los estilos de texto del patrón</text:span></text:p>
            </text:list-item>
          </text:list>
        </draw:text-box>
        <svg:title/>
        <svg:desc/>
      </draw:frame>
      <draw:frame draw:id="id31" presentation:style-name="a124" draw:name="Date Placeholder 3" svg:x="8.26131in" svg:y="0.3613in" svg:width="3.82843in" svg:height="0.33815in" presentation:class="date-time" presentation:placeholder="false">
        <draw:text-box>
          <text:p text:style-name="a123" text:class-names="" text:cond-style-name=""><text:span text:style-name="a121" text:class-names=""><text:date text:fixed="false" style:data-style-name="a122">4/9/2023</text:date></text:span></text:p>
        </draw:text-box>
        <svg:title/>
        <svg:desc/>
      </draw:frame>
      <draw:frame draw:id="id32" presentation:style-name="a127" draw:name="Footer Placeholder 4" svg:x="1.58747in" svg:y="0.36013in" svg:width="6.49479in" svg:height="0.33815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33" presentation:style-name="a130" draw:name="Slide Number Placeholder 5" svg:x="0.525in" svg:y="0.87377in" svg:width="0.88694in" svg:height="0.55072in" presentation:class="page-number" presentation:placeholder="false">
        <draw:text-box>
          <text:p text:style-name="a129" text:class-names="" text:cond-style-name=""><text:span text:style-name="a128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1" draw:name="Straight Connector 14">
        <svg:title/>
        <svg:desc/>
      </draw:connector>
    </style:master-page>
    <style:master-page style:name="Master1-Layout4-twoObj-Dos-objetos" style:page-layout-name="pageLayout1" draw:style-name="a133">
      <draw:custom-shape svg:x="0in" svg:y="2.20853in" svg:width="13.33333in" svg:height="4.49031in" draw:id="id35" draw:layer="Master1-bg" draw:style-name="a137" draw:name="Rectangle 7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8" draw:name="Picture 6" svg:x="0in" svg:y="6.7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39" draw:name="Straight Connector 9">
        <svg:title/>
        <svg:desc/>
      </draw:connector>
      <draw:frame draw:id="id38" presentation:style-name="a143" draw:name="Title 1" svg:x="1.58488in" svg:y="0.88024in" svg:width="10.50485in" svg:height="1.15847in" presentation:class="title" presentation:placeholder="false">
        <draw:text-box>
          <text:p text:style-name="a142" text:class-names="" text:cond-style-name=""><text:span text:style-name="a140" text:class-names="">Haga clic para modificar el estilo de título del patrón</text:span><text:span text:style-name="a141" text:class-names=""/></text:p>
        </draw:text-box>
        <svg:title/>
        <svg:desc/>
      </draw:frame>
      <draw:frame draw:id="id39" presentation:style-name="a160" draw:name="Content Placeholder 2" svg:x="1.58282in" svg:y="2.19912in" svg:width="5.08in" svg:height="3.77143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Editar los estilos de texto del patrón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gundo ni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Quinto ni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7" draw:name="Content Placeholder 3" svg:x="7.01419in" svg:y="2.20619in" svg:width="5.08in" svg:height="3.76369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Editar los estilos de texto del patrón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gundo ni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3" text:class-names="">Quinto nivel</text:span><text:span text:style-name="a1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1" draw:name="Date Placeholder 4" svg:x="8.26131in" svg:y="0.3613in" svg:width="3.82843in" svg:height="0.33815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4/9/2023</text:date></text:span></text:p>
        </draw:text-box>
        <svg:title/>
        <svg:desc/>
      </draw:frame>
      <draw:frame draw:id="id42" presentation:style-name="a184" draw:name="Footer Placeholder 5" svg:x="1.58747in" svg:y="0.36013in" svg:width="6.49479in" svg:height="0.33815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43" presentation:style-name="a187" draw:name="Slide Number Placeholder 6" svg:x="0.525in" svg:y="0.87377in" svg:width="0.88694in" svg:height="0.55072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8" draw:name="Straight Connector 34">
        <svg:title/>
        <svg:desc/>
      </draw:connector>
    </style:master-page>
    <style:master-page style:name="Master1-Layout5-twoTxTwoObj-Comparación" style:page-layout-name="pageLayout1" draw:style-name="a190">
      <draw:custom-shape svg:x="0in" svg:y="2.20853in" svg:width="13.33333in" svg:height="4.49031in" draw:id="id45" draw:layer="Master1-bg" draw:style-name="a194" draw:name="Rectangle 7">
        <svg:title/>
        <svg:desc/>
        <text:p text:style-name="a192" text:class-names="" text:cond-style-name=""><text:span text:style-name="a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5" draw:name="Picture 6" svg:x="0in" svg:y="6.7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6" draw:name="Straight Connector 9">
        <svg:title/>
        <svg:desc/>
      </draw:connector>
      <draw:frame draw:id="id48" presentation:style-name="a200" draw:name="Title 1" svg:x="1.58267in" svg:y="0.87944in" svg:width="10.50707in" svg:height="1.1552in" presentation:class="title" presentation:placeholder="false">
        <draw:text-box>
          <text:p text:style-name="a199" text:class-names="" text:cond-style-name=""><text:span text:style-name="a197" text:class-names="">Haga clic para modificar el estilo de título del patrón</text:span><text:span text:style-name="a198" text:class-names=""/></text:p>
        </draw:text-box>
        <svg:title/>
        <svg:desc/>
      </draw:frame>
      <draw:frame draw:id="id49" presentation:style-name="a204" draw:name="Text Placeholder 2" svg:x="1.58267in" svg:y="2.20861in" svg:width="5.08in" svg:height="0.87702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ar los estilos de texto del patrón</text:span></text:p>
            </text:list-item>
          </text:list>
        </draw:text-box>
        <svg:title/>
        <svg:desc/>
      </draw:frame>
      <draw:frame draw:id="id50" presentation:style-name="a221" draw:name="Content Placeholder 3" svg:x="1.58267in" svg:y="3.08866in" svg:width="5.08in" svg:height="2.89201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Editar los estilos de texto del patrón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Segundo nivel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7" text:class-names="">Quinto nivel</text:span><text:span text:style-name="a2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5" draw:name="Text Placeholder 4" svg:x="7.01264in" svg:y="2.21238in" svg:width="5.08in" svg:height="0.87734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Editar los estilos de texto del patrón</text:span></text:p>
            </text:list-item>
          </text:list>
        </draw:text-box>
        <svg:title/>
        <svg:desc/>
      </draw:frame>
      <draw:frame draw:id="id52" presentation:style-name="a242" draw:name="Content Placeholder 5" svg:x="7.01264in" svg:y="3.08562in" svg:width="5.08in" svg:height="2.88426in" presentation:class="object" presentation:placeholder="false">
        <draw:text-box>
          <text:list text:style-name="a228">
            <text:list-item>
              <text:p text:style-name="a227" text:class-names="" text:cond-style-name=""><text:span text:style-name="a226" text:class-names="">Editar los estilos de texto del patrón</text:span></text:p>
            </text:list-item>
          </text:list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gundo ni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8" text:class-names="">Quinto nivel</text:span><text:span text:style-name="a2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6" draw:name="Date Placeholder 6" svg:x="8.26131in" svg:y="0.3613in" svg:width="3.82843in" svg:height="0.33815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4/9/2023</text:date></text:span></text:p>
        </draw:text-box>
        <svg:title/>
        <svg:desc/>
      </draw:frame>
      <draw:frame draw:id="id54" presentation:style-name="a249" draw:name="Footer Placeholder 7" svg:x="1.58747in" svg:y="0.36013in" svg:width="6.49479in" svg:height="0.33815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55" presentation:style-name="a252" draw:name="Slide Number Placeholder 8" svg:x="0.525in" svg:y="0.87377in" svg:width="0.88694in" svg:height="0.55072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3" draw:name="Straight Connector 28">
        <svg:title/>
        <svg:desc/>
      </draw:connector>
    </style:master-page>
    <style:master-page style:name="Master1-Layout6-titleOnly-Solo-el-título" style:page-layout-name="pageLayout1" draw:style-name="a255">
      <draw:custom-shape svg:x="0in" svg:y="2.20853in" svg:width="13.33333in" svg:height="4.49031in" draw:id="id57" draw:layer="Master1-bg" draw:style-name="a259" draw:name="Rectangle 7">
        <svg:title/>
        <svg:desc/>
        <text:p text:style-name="a257" text:class-names="" text:cond-style-name=""><text:span text:style-name="a2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0" draw:name="Picture 6" svg:x="0in" svg:y="6.7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1" draw:name="Straight Connector 9">
        <svg:title/>
        <svg:desc/>
      </draw:connector>
      <draw:frame draw:id="id60" presentation:style-name="a265" draw:name="Title 1" svg:x="1.58747in" svg:y="0.87983in" svg:width="10.50227in" svg:height="1.14746in" presentation:class="title" presentation:placeholder="false">
        <draw:text-box>
          <text:p text:style-name="a264" text:class-names="" text:cond-style-name=""><text:span text:style-name="a262" text:class-names="">Haga clic para modificar el estilo de título del patrón</text:span><text:span text:style-name="a263" text:class-names=""/></text:p>
        </draw:text-box>
        <svg:title/>
        <svg:desc/>
      </draw:frame>
      <draw:frame draw:id="id61" presentation:style-name="a269" draw:name="Date Placeholder 2" svg:x="8.26131in" svg:y="0.3613in" svg:width="3.82843in" svg:height="0.33815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4/9/2023</text:date></text:span></text:p>
        </draw:text-box>
        <svg:title/>
        <svg:desc/>
      </draw:frame>
      <draw:frame draw:id="id62" presentation:style-name="a272" draw:name="Footer Placeholder 3" svg:x="1.58747in" svg:y="0.36013in" svg:width="6.49479in" svg:height="0.33815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63" presentation:style-name="a275" draw:name="Slide Number Placeholder 4" svg:x="0.525in" svg:y="0.87377in" svg:width="0.88694in" svg:height="0.55072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6" draw:name="Straight Connector 24">
        <svg:title/>
        <svg:desc/>
      </draw:connector>
    </style:master-page>
    <style:master-page style:name="Master1-Layout7-blank-En-blanco" style:page-layout-name="pageLayout1" draw:style-name="a278">
      <draw:custom-shape svg:x="0in" svg:y="2.20853in" svg:width="13.33333in" svg:height="4.49031in" draw:id="id65" draw:layer="Master1-bg" draw:style-name="a282" draw:name="Rectangle 7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3" draw:name="Picture 6" svg:x="0in" svg:y="6.7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4" draw:name="Straight Connector 9">
        <svg:title/>
        <svg:desc/>
      </draw:connector>
      <draw:frame draw:id="id68" presentation:style-name="a288" draw:name="Date Placeholder 1" svg:x="8.26131in" svg:y="0.3613in" svg:width="3.82843in" svg:height="0.33815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4/9/2023</text:date></text:span></text:p>
        </draw:text-box>
        <svg:title/>
        <svg:desc/>
      </draw:frame>
      <draw:frame draw:id="id69" presentation:style-name="a291" draw:name="Footer Placeholder 2" svg:x="1.58747in" svg:y="0.36013in" svg:width="6.49479in" svg:height="0.33815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70" presentation:style-name="a294" draw:name="Slide Number Placeholder 3" svg:x="0.525in" svg:y="0.87377in" svg:width="0.88694in" svg:height="0.55072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96">
      <draw:custom-shape svg:x="0in" svg:y="2.20853in" svg:width="13.33333in" svg:height="4.49031in" draw:id="id71" draw:layer="Master1-bg" draw:style-name="a300" draw:name="Rectangle 7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1" draw:name="Picture 6" svg:x="0in" svg:y="6.7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2" draw:name="Straight Connector 9">
        <svg:title/>
        <svg:desc/>
      </draw:connector>
      <draw:frame draw:id="id74" presentation:style-name="a306" draw:name="Title 1" svg:x="1.57991in" svg:y="0.87377in" svg:width="3.5795in" svg:height="2.45748in" presentation:class="title" presentation:placeholder="false">
        <draw:text-box>
          <text:p text:style-name="a305" text:class-names="" text:cond-style-name=""><text:span text:style-name="a303" text:class-names="">Haga clic para modificar el estilo de título del patrón</text:span><text:span text:style-name="a304" text:class-names=""/></text:p>
        </draw:text-box>
        <svg:title/>
        <svg:desc/>
      </draw:frame>
      <draw:frame draw:id="id75" presentation:style-name="a323" draw:name="Content Placeholder 2" svg:x="5.51587in" svg:y="0.87377in" svg:width="6.57532in" svg:height="5.09495in" presentation:class="object" presentation:placeholder="false">
        <draw:text-box>
          <text:list text:style-name="a309">
            <text:list-item>
              <text:p text:style-name="a308" text:class-names="" text:cond-style-name=""><text:span text:style-name="a307" text:class-names="">Editar los estilos de texto del patrón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Segundo nivel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19" text:class-names="">Quinto nivel</text:span><text:span text:style-name="a3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7" draw:name="Text Placeholder 3" svg:x="1.57991in" svg:y="3.50557in" svg:width="3.5816in" svg:height="2.45864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Editar los estilos de texto del patrón</text:span></text:p>
            </text:list-item>
          </text:list>
        </draw:text-box>
        <svg:title/>
        <svg:desc/>
      </draw:frame>
      <draw:frame draw:id="id77" presentation:style-name="a331" draw:name="Date Placeholder 4" svg:x="8.26131in" svg:y="0.3613in" svg:width="3.82843in" svg:height="0.33815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4/9/2023</text:date></text:span></text:p>
        </draw:text-box>
        <svg:title/>
        <svg:desc/>
      </draw:frame>
      <draw:frame draw:id="id78" presentation:style-name="a334" draw:name="Footer Placeholder 5" svg:x="1.58747in" svg:y="0.36013in" svg:width="6.49479in" svg:height="0.33815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79" presentation:style-name="a337" draw:name="Slide Number Placeholder 6" svg:x="0.525in" svg:y="0.87377in" svg:width="0.88694in" svg:height="0.55072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8" draw:name="Straight Connector 16">
        <svg:title/>
        <svg:desc/>
      </draw:connector>
    </style:master-page>
    <style:master-page style:name="Master1-Layout9-picTx-Imagen-con-título" style:page-layout-name="pageLayout1" draw:style-name="a340">
      <draw:custom-shape svg:x="0in" svg:y="2.20853in" svg:width="13.33333in" svg:height="4.49031in" draw:id="id81" draw:layer="Master1-bg" draw:style-name="a344" draw:name="Rectangle 7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5" draw:name="Picture 6" svg:x="0in" svg:y="6.7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6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3" draw:name="Rectangle 17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7" draw:name="Rectangle 18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0" draw:name="Title 1" svg:x="1.58706in" svg:y="1.23525in" svg:width="6.05023in" svg:height="2.00195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86" presentation:style-name="a354" draw:name="Picture Placeholder 2" svg:x="8.88494in" svg:y="1.22763in" svg:width="3.05246in" svg:height="4.22827in" presentation:class="graphic" presentation:placeholder="false">
        <draw:text-box>
          <text:p text:style-name="a353" text:class-names="" text:cond-style-name=""><text:span text:style-name="a351" text:class-names="">Haga clic en el icono para agregar una imagen</text:span><text:span text:style-name="a352" text:class-names=""/></text:p>
        </draw:text-box>
        <svg:title/>
        <svg:desc/>
      </draw:frame>
      <draw:frame draw:id="id87" presentation:style-name="a358" draw:name="Text Placeholder 3" svg:x="1.5861in" svg:y="3.4405in" svg:width="6.04156in" svg:height="2.19132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Editar los estilos de texto del patrón</text:span></text:p>
            </text:list-item>
          </text:list>
        </draw:text-box>
        <svg:title/>
        <svg:desc/>
      </draw:frame>
      <draw:frame draw:id="id88" presentation:style-name="a362" draw:name="Date Placeholder 4" svg:x="1.58288in" svg:y="5.98191in" svg:width="6.04478in" svg:height="0.35009in" presentation:class="date-time" presentation:placeholder="false">
        <draw:text-box>
          <text:p text:style-name="a361" text:class-names="" text:cond-style-name=""><text:span text:style-name="a359" text:class-names=""><text:date text:fixed="false" style:data-style-name="a360">4/9/2023</text:date></text:span></text:p>
        </draw:text-box>
        <svg:title/>
        <svg:desc/>
      </draw:frame>
      <draw:frame draw:id="id89" presentation:style-name="a365" draw:name="Footer Placeholder 5" svg:x="1.58288in" svg:y="0.34847in" svg:width="6.05972in" svg:height="0.35097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90" presentation:style-name="a368" draw:name="Slide Number Placeholder 6" svg:x="0.525in" svg:y="0.87377in" svg:width="0.88694in" svg:height="0.55072in" presentation:class="page-number" presentation:placeholder="false">
        <draw:text-box>
          <text:p text:style-name="a367" text:class-names="" text:cond-style-name=""><text:span text:style-name="a366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69" draw:name="Straight Connector 30">
        <svg:title/>
        <svg:desc/>
      </draw:connector>
    </style:master-page>
    <style:master-page style:name="Master1-Layout10-vertTx-Título-y-texto-vertical" style:page-layout-name="pageLayout1" draw:style-name="a379">
      <draw:custom-shape svg:x="0in" svg:y="2.20853in" svg:width="13.33333in" svg:height="4.49031in" draw:id="id94" draw:layer="Master1-bg" draw:style-name="a383" draw:name="Rectangle 7">
        <svg:title/>
        <svg:desc/>
        <text:p text:style-name="a381" text:class-names="" text:cond-style-name=""><text:span text:style-name="a3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4" draw:name="Picture 6" svg:x="0in" svg:y="6.7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5" draw:name="Straight Connector 9">
        <svg:title/>
        <svg:desc/>
      </draw:connector>
      <draw:frame draw:id="id97" presentation:style-name="a389" draw:name="Title 1" svg:x="1.58747in" svg:y="0.87983in" svg:width="10.50227in" svg:height="1.14746in" presentation:class="title" presentation:placeholder="false">
        <draw:text-box>
          <text:p text:style-name="a388" text:class-names="" text:cond-style-name=""><text:span text:style-name="a386" text:class-names="">Haga clic para modificar el estilo de título del patrón</text:span><text:span text:style-name="a387" text:class-names=""/></text:p>
        </draw:text-box>
        <svg:title/>
        <svg:desc/>
      </draw:frame>
      <draw:frame draw:id="id98" presentation:style-name="a406" draw:name="Vertical Text Placeholder 2" svg:x="1.58747in" svg:y="2.20443in" svg:width="10.50227in" svg:height="3.77364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Editar los estilos de texto del patrón</text:span></text:p>
            </text:list-item>
          </text:list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Segundo nivel</text:span></text:p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p text:style-name="a397" text:class-names="" text:cond-style-name=""><text:span text:style-name="a3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p text:style-name="a400" text:class-names="" text:cond-style-name=""><text:span text:style-name="a3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2" text:class-names="">Quinto nivel</text:span><text:span text:style-name="a4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0" draw:name="Date Placeholder 3" svg:x="8.26131in" svg:y="0.3613in" svg:width="3.82843in" svg:height="0.33815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4/9/2023</text:date></text:span></text:p>
        </draw:text-box>
        <svg:title/>
        <svg:desc/>
      </draw:frame>
      <draw:frame draw:id="id100" presentation:style-name="a413" draw:name="Footer Placeholder 4" svg:x="1.58747in" svg:y="0.36013in" svg:width="6.49479in" svg:height="0.33815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101" presentation:style-name="a416" draw:name="Slide Number Placeholder 5" svg:x="0.525in" svg:y="0.87377in" svg:width="0.88694in" svg:height="0.55072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7" draw:name="Straight Connector 25">
        <svg:title/>
        <svg:desc/>
      </draw:connector>
    </style:master-page>
    <style:master-page style:name="Master1-Layout11-vertTitleAndTx-Título-vertical-y-texto" style:page-layout-name="pageLayout1" draw:style-name="a419">
      <draw:custom-shape svg:x="0in" svg:y="2.20853in" svg:width="13.33333in" svg:height="4.49031in" draw:id="id103" draw:layer="Master1-bg" draw:style-name="a423" draw:name="Rectangle 7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4" draw:name="Picture 6" svg:x="0in" svg:y="6.7in" svg:width="13.33333in" svg:height="0.8125in" style:rel-width="scale" style:rel-height="scale">
        <draw:image xlink:href="media/image9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5" draw:name="Straight Connector 9">
        <svg:title/>
        <svg:desc/>
      </draw:connector>
      <draw:frame draw:id="id106" presentation:style-name="a429" draw:name="Vertical Title 1" svg:x="10.32274in" svg:y="0.87377in" svg:width="1.767in" svg:height="5.09612in" presentation:class="title" presentation:placeholder="false">
        <draw:text-box>
          <text:p text:style-name="a428" text:class-names="" text:cond-style-name=""><text:span text:style-name="a426" text:class-names="">Haga clic para modificar el estilo de título del patrón</text:span><text:span text:style-name="a427" text:class-names=""/></text:p>
        </draw:text-box>
        <svg:title/>
        <svg:desc/>
      </draw:frame>
      <draw:frame draw:id="id107" presentation:style-name="a446" draw:name="Vertical Text Placeholder 2" svg:x="1.57991in" svg:y="0.87377in" svg:width="8.56171in" svg:height="5.09612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Editar los estilos de texto del patrón</text:span></text:p>
            </text:list-item>
          </text:list>
          <text:list text:style-name="a435">
            <text:list-item>
              <text:list text:style-name="a435">
                <text:list-item>
                  <text:p text:style-name="a434" text:class-names="" text:cond-style-name=""><text:span text:style-name="a433" text:class-names="">Segundo nivel</text:span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6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p text:style-name="a440" text:class-names="" text:cond-style-name=""><text:span text:style-name="a43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list text:style-name="a445">
                            <text:list-item>
                              <text:p text:style-name="a444" text:class-names="" text:cond-style-name=""><text:span text:style-name="a442" text:class-names="">Quinto nivel</text:span><text:span text:style-name="a4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0" draw:name="Date Placeholder 3" svg:x="8.26131in" svg:y="0.3613in" svg:width="3.82843in" svg:height="0.33815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4/9/2023</text:date></text:span></text:p>
        </draw:text-box>
        <svg:title/>
        <svg:desc/>
      </draw:frame>
      <draw:frame draw:id="id109" presentation:style-name="a453" draw:name="Footer Placeholder 4" svg:x="1.58747in" svg:y="0.36013in" svg:width="6.49479in" svg:height="0.33815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110" presentation:style-name="a456" draw:name="Slide Number Placeholder 5" svg:x="0.525in" svg:y="0.87377in" svg:width="0.88694in" svg:height="0.55072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7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Entornos de desarrollo</dc:title>
    <meta:initial-creator>Rafael Torres Llamas</meta:initial-creator>
    <dc:creator>Rafael Torres Llamas</dc:creator>
    <meta:creation-date>2017-10-15T09:15:57Z</meta:creation-date>
    <dc:date>2023-04-09T18:14:23Z</dc:date>
    <meta:template xlink:href="Gallery" xlink:type="simple"/>
    <meta:editing-cycles>2</meta:editing-cycles>
    <meta:editing-duration>PT3345S</meta:editing-duration>
    <meta:document-statistic meta:paragraph-count="11" meta:word-count="60"/>
  </office:meta>
</office:document-meta>
</file>